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129cm"/>
    </style:style>
    <style:style style:name="co6" style:family="table-column">
      <style:table-column-properties fo:break-before="auto" style:column-width="3.22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TILISATEUR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d_User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ge</text:p>
          </table:table-cell>
          <table:table-cell office:value-type="string">
            <text:p>Sexe</text:p>
          </table:table-cell>
          <table:table-cell office:value-type="string">
            <text:p>Mot_de_passe</text:p>
          </table:table-cell>
          <table:table-cell office:value-type="string">
            <text:p>Type</text:p>
          </table:table-cell>
        </table:table-row>
      </table:table>
      <table:table table:name="RESULTAT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umero_Test</text:p>
          </table:table-cell>
          <table:table-cell office:value-type="string">
            <text:p>Valeur</text:p>
          </table:table-cell>
          <table:table-cell office:value-type="string">
            <text:p>Date</text:p>
          </table:table-cell>
          <table:table-cell office:value-type="string">
            <text:p>Id_User</text:p>
          </table:table-cell>
        </table:table-row>
      </table:table>
      <table:table table:name="COLLECTER" table:style-name="ta1" table:print="false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Numero_Capteur</text:p>
          </table:table-cell>
          <table:table-cell office:value-type="string">
            <text:p>Id_User</text:p>
          </table:table-cell>
        </table:table-row>
      </table:table>
      <table:table table:name="CAPTEUR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umero_Capteur</text:p>
          </table:table-cell>
          <table:table-cell office:value-type="string">
            <text:p>Normes</text:p>
          </table:table-cell>
          <table:table-cell office:value-type="string">
            <text:p>Nom</text:p>
          </table:table-cell>
        </table:table-row>
      </table:table>
      <table:table table:name="GERER" table:style-name="ta1" table:print="false">
        <table:table-column table:style-name="co1" table:default-cell-style-name="Default"/>
        <table:table-column table:style-name="co5" table:default-cell-style-name="Default"/>
        <table:table-row table:style-name="ro2">
          <table:table-cell office:value-type="string">
            <text:p>Id_User</text:p>
          </table:table-cell>
          <table:table-cell office:value-type="string">
            <text:p>Numero_Question</text:p>
          </table:table-cell>
        </table:table-row>
      </table:table>
      <table:table table:name="FAQ" table:style-name="ta1" table:print="false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umero_Question</text:p>
          </table:table-cell>
          <table:table-cell office:value-type="string">
            <text:p>Intitule</text:p>
          </table:table-cell>
          <table:table-cell office:value-type="string">
            <text:p>Conten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10/11/2020</text:date>, <text:time>16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dayou Konate</meta:initial-creator>
    <meta:creation-date>2020-10-30T07:32:18</meta:creation-date>
    <dc:date>2020-11-10T16:55:47</dc:date>
    <dc:creator>Nindayou Konate</dc:creator>
    <meta:editing-duration>PT15H3M25S</meta:editing-duration>
    <meta:editing-cycles>6</meta:editing-cycles>
    <meta:generator>OpenOffice/4.1.7$Unix OpenOffice.org_project/417m1$Build-9800</meta:generator>
    <meta:document-statistic meta:table-count="6" meta:cell-count="21" meta:object-count="0"/>
  </office:meta>
</office:document-meta>
</file>